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officeooo:rsid="00081c09" officeooo:paragraph-rsid="00081c09"/>
    </style:style>
    <style:style style:name="T1" style:family="text">
      <style:text-properties officeooo:rsid="00081c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acte de compravenda</text:p>
      <text:p text:style-name="Standard"/>
      <text:p text:style-name="Standard"/>
      <text:p text:style-name="Standard">D'una part, <text:span text:style-name="T1">el</text:span> senyor <text:span text:style-name="T1">Oscar Martínez</text:span>, amb DNI núm. contrac-tants 11333555, amb domicili al carrer de Menorca, 56 de Maó, com a part venedora.</text:p>
      <text:p text:style-name="Standard"/>
      <text:p text:style-name="Standard">I de l'altra, el senyor <text:span text:style-name="T1">Isaac Fernandez</text:span>, amb DNI núm. 25252525, amb domicili al carrer Major, 24, des Mercadal, com a part compradora.</text:p>
      <text:p text:style-name="Standard"/>
      <text:p text:style-name="Standard">Les dues parts actuen en nom propi i es reconeixen recíprocament la capacitat legal necessària per contractar.</text:p>
      <text:p text:style-name="Standard"/>
      <text:p text:style-name="Standard"/>
      <text:p text:style-name="Standard"/>
      <text:p text:style-name="Standard">MANIFESTEN</text:p>
      <text:p text:style-name="Standard"/>
      <text:p text:style-name="Standard">1. Que <text:span text:style-name="T1">el</text:span> senyo<text:span text:style-name="T1">r</text:span> <text:span text:style-name="T1">Oscar</text:span> <text:span text:style-name="T1">Martínez </text:span>és propiet<text:span text:style-name="T1">ari</text:span> de l'habitatge situat al número 22 del carrer de Ferreries, 33 de Maó.</text:p>
      <text:p text:style-name="Standard"/>
      <text:p text:style-name="Standard">2. Que el dit habitatge està lliure de càrregues i d'arrendaments.</text:p>
      <text:p text:style-name="Standard"/>
      <text:p text:style-name="Standard">3. Que <text:span text:style-name="T1">e</text:span>l senyor <text:span text:style-name="T1">Martínez</text:span> vol vendre l'habitatge esmentat i el senyor <text:span text:style-name="T1">Fernandez</text:span> vol comprar-lo, per la qual cosa formalitzen aquest contracte de compravenda, que es regeix pels pactes següents.</text:p>
      <text:p text:style-name="Standard"/>
      <text:p text:style-name="Standard">PACTES</text:p>
      <text:p text:style-name="Standard"/>
      <text:p text:style-name="Standard">1.<text:span text:style-name="T1">El senyor Martínez</text:span> ven l'habitatge esmentat al senyor <text:span text:style-name="T1">Fernandez</text:span> i aquest</text:p>
      <text:p text:style-name="Standard">el compra.</text:p>
      <text:p text:style-name="Standard"/>
      <text:p text:style-name="Standard">2. El preu d'aquesta compravenda és de cent vint mil (120.000) euros,</text:p>
      <text:p text:style-name="Standard">que es paguen d'acord amb les especificacions següents:</text:p>
      <text:p text:style-name="Standard"/>
      <text:p text:style-name="Standard">a) Vint mil (20.000) euros els lliura el comprador a la venedor en el</text:p>
      <text:p text:style-name="Standard">moment de signar aquest contracte.</text:p>
      <text:p text:style-name="Standard"/>
      <text:p text:style-name="Standard">b) Els cent mil (100.000) euros restants els pagarà el comprador en l'ac-</text:p>
      <text:p text:style-name="Standard">te de signatura de l'escriptura pública de compravenda.</text:p>
      <text:p text:style-name="Standard"/>
      <text:p text:style-name="Standard">3. La senyor <text:span text:style-name="T1">Martínez</text:span> es compromet a transmetre la possessió de l'habitat-</text:p>
      <text:p text:style-name="Standard">ge, lliure de càrregues, arrendataris i ocupants, en la data de la signatura</text:p>
      <text:p text:style-name="Standard">de l'escriptura pública.</text:p>
      <text:p text:style-name="Standard"/>
      <text:p text:style-name="Standard">4. Les despeses derivades de la signatura d'aquest contracte, de l'atorga-</text:p>
      <text:p text:style-name="Standard">ment de l'escriptura pública i de la inscripció en el Registre de la</text:p>
      <text:p text:style-name="Standard">Propietat, i l'impost sobre transmissions patrimonials seran a càrrec del</text:p>
      <text:p text:style-name="Standard">comprador.</text:p>
      <text:p text:style-name="Standard"/>
      <text:p text:style-name="Standard">5. La venedor es farà càrrec de l'impost de plusvàlua.</text:p>
      <text:p text:style-name="Standard"/>
      <text:p text:style-name="Standard"/>
      <text:p text:style-name="Standard"/>
      <text:p text:style-name="Standard"/>
      <text:p text:style-name="Standard"><text:soft-page-break/>6. Les parts estableixen un termini de seixanta dies des de la signatura</text:p>
      <text:p text:style-name="Standard">d'aquest contracte per a l'atorgament de l'escriptura pública de compra-</text:p>
      <text:p text:style-name="Standard">venda, que es farà el dia que fixi la venedora, davant el notari Ricard</text:p>
      <text:p text:style-name="Standard">Fàbregues Pons.</text:p>
      <text:p text:style-name="Standard"/>
      <text:p text:style-name="Standard">7. Les parts se sotmeten a la jurisdicció dels jutjats de Maó per resoldre</text:p>
      <text:p text:style-name="Standard">qualsevol divergència o litigi sobre la interpretació d'aquest contracte.</text:p>
      <text:p text:style-name="Standard">I, com a prova de conformitat, les dues parts signen aquest contracte en</text:p>
      <text:p text:style-name="Standard">dos exemplars, en el lloc i en la data esmentats més avall.</text:p>
      <text:p text:style-name="Standard"/>
      <text:p text:style-name="Standard">Maó, <text:span text:style-name="T1">10 de novembre de 2023</text:span></text:p>
      <text:p text:style-name="P2"/>
      <text:p text:style-name="P2"><text:span text:style-name="T1">El venedor</text:span> <text:s text:c="120"/>El comprador</text:p>
      <text:p text:style-name="Standard"/>
      <text:p text:style-name="Standard">[rúbrica] <text:s text:c="131"/>[rúbrica]</text:p>
      <text:p text:style-name="Standard"/>
      <text:p text:style-name="P3">Oscar Martínez <text:s text:c="108"/>Isaac Fernandez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9:05:20.816353089</meta:creation-date>
    <dc:date>2023-11-10T09:14:18.381864170</dc:date>
    <meta:editing-duration>PT8M58S</meta:editing-duration>
    <meta:editing-cycles>1</meta:editing-cycles>
    <meta:document-statistic meta:table-count="0" meta:image-count="0" meta:object-count="0" meta:page-count="2" meta:paragraph-count="37" meta:word-count="380" meta:character-count="2658" meta:non-whitespace-character-count="1956"/>
    <meta:generator>LibreOffice/7.3.7.2$Linux_X86_64 LibreOffice_project/30$Build-2</meta:generator>
  </office:meta>
</office:document-meta>
</file>